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2" style:family="table">
      <style:table-properties style:width="17.039cm" fo:margin-left="-0.016cm" fo:margin-right="-0.023cm" table:align="margins" style:may-break-between-rows="false"/>
    </style:style>
    <style:style style:name="Tabulka2.A" style:family="table-column">
      <style:table-column-properties style:column-width="2.461cm" style:rel-column-width="9463*"/>
    </style:style>
    <style:style style:name="Tabulka2.B" style:family="table-column">
      <style:table-column-properties style:column-width="2.434cm" style:rel-column-width="9362*"/>
    </style:style>
    <style:style style:name="Tabulka2.C" style:family="table-column">
      <style:table-column-properties style:column-width="2.408cm" style:rel-column-width="9260*"/>
    </style:style>
    <style:style style:name="Tabulka2.G" style:family="table-column">
      <style:table-column-properties style:column-width="2.434cm" style:rel-column-width="9364*"/>
    </style:style>
    <style:style style:name="Tabulka2.1" style:family="table-row">
      <style:table-row-properties style:min-row-height="1.499cm"/>
    </style:style>
    <style:style style:name="Tabulka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ulka2.C1" style:family="table-cell" style:data-style-name="N0">
      <style:table-cell-properties fo:padding="0.097cm" fo:border-left="0.035cm solid #000000" fo:border-right="none" fo:border-top="0.035cm solid #000000" fo:border-bottom="0.035cm solid #000000"/>
    </style:style>
    <style:style style:name="Tabulka2.G1" style:family="table-cell">
      <style:table-cell-properties fo:padding="0.097cm" fo:border="0.035cm solid #000000"/>
    </style:style>
    <style:style style:name="Tabulka2.A2" style:family="table-cell">
      <style:table-cell-properties fo:padding="0.097cm" fo:border-left="0.035cm solid #000000" fo:border-right="none" fo:border-top="none" fo:border-bottom="0.035cm solid #000000"/>
    </style:style>
    <style:style style:name="Tabulka2.D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abulka2.G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ulka2.G5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Webdings" fo:font-size="20pt" fo:font-weight="normal" style:font-size-asian="20pt" style:font-weight-asian="normal" style:font-size-complex="2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Webdings" fo:font-size="15pt" fo:font-weight="normal" style:font-size-asian="15pt" style:font-weight-asian="normal" style:font-size-complex="15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20pt" fo:font-weight="normal" style:font-size-asian="20pt" style:font-weight-asian="normal" style:font-size-complex="2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en" fo:country="US"/>
    </style:style>
    <style:style style:name="T3" style:family="text">
      <style:text-properties style:font-name="Times New Roman1"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en" fo:country="US"/>
    </style:style>
    <style:style style:name="T6" style:family="text">
      <style:text-properties fo:language="en" fo:country="US"/>
    </style:style>
    <style:style style:name="T7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B" table:number-columns-repeated="3"/>
        <table:table-column table:style-name="Tabulka2.G"/>
        <table:table-row table:style-name="Tabulka2.1">
          <table:table-cell table:style-name="Tabulka2.A1" office:value-type="string">
            <text:p text:style-name="P3">NA</text:p>
          </table:table-cell>
          <table:table-cell table:style-name="Tabulka2.A1" office:value-type="string">
            <text:p text:style-name="P5"><text:span text:style-name="T3">· <text:s text:c="2"/>· </text:span><text:span text:style-name="T1"><text:s text:c="5"/>· <text:s text:c="2"/></text:span><text:span text:style-name="T3">·</text:span></text:p>
            <text:p text:style-name="P5"><text:span text:style-name="T1">· <text:s text:c="2"/>· <text:s text:c="4"/></text:span><text:span text:style-name="T3"><text:s/>· </text:span><text:span text:style-name="T1"><text:s text:c="2"/>·</text:span></text:p>
            <text:p text:style-name="P5"><text:span text:style-name="T3">· </text:span><text:span text:style-name="T1"><text:s text:c="2"/>· <text:s text:c="5"/>· <text:s text:c="2"/>·</text:span></text:p>
          </table:table-cell>
          <table:table-cell table:style-name="Tabulka2.C1" office:value-type="float" office:value="14.9">
            <text:p text:style-name="P2">14,9</text:p>
          </table:table-cell>
          <table:table-cell table:style-name="Tabulka2.A1" office:value-type="string">
            <text:p text:style-name="P4">A</text:p>
          </table:table-cell>
          <table:table-cell table:style-name="Tabulka2.A1" office:value-type="string">
            <text:p text:style-name="P6">ту</text:p>
          </table:table-cell>
          <table:table-cell table:style-name="Tabulka2.A1" office:value-type="string">
            <text:p text:style-name="P6">ра</text:p>
          </table:table-cell>
          <table:table-cell table:style-name="Tabulka2.G1" office:value-type="string">
            <text:p text:style-name="P6">но</text:p>
          </table:table-cell>
        </table:table-row>
        <table:table-row table:style-name="Tabulka2.1">
          <table:table-cell table:style-name="Tabulka2.A2" office:value-type="string">
            <text:p text:style-name="P2"><text:span text:style-name="T1">· </text:span><text:span text:style-name="T4">- </text:span><text:span text:style-name="T1">· ·</text:span><text:span text:style-name="T5">| </text:span><text:span text:style-name="T2">· ·</text:span></text:p>
          </table:table-cell>
          <table:table-cell table:style-name="Tabulka2.A2" office:value-type="string">
            <text:p text:style-name="P3">LI</text:p>
          </table:table-cell>
          <table:table-cell table:style-name="Tabulka2.A2" office:value-type="string">
            <text:p text:style-name="P5"><text:span text:style-name="T3">· <text:s/>· </text:span><text:span text:style-name="T1"><text:s text:c="4"/></text:span><text:span text:style-name="T3">· </text:span><text:span text:style-name="T1"><text:s/>· <text:s text:c="4"/>· <text:s/></text:span><text:span text:style-name="T3">·</text:span></text:p>
            <text:p text:style-name="P5"><text:span text:style-name="T3">·</text:span><text:span text:style-name="T1"> <text:s/>· <text:s text:c="4"/>· <text:s/>· <text:s text:c="3"/></text:span><text:span text:style-name="T3"><text:s/>·</text:span><text:span text:style-name="T1"> </text:span><text:span text:style-name="T3"><text:s/>·</text:span></text:p>
            <text:p text:style-name="P5"><text:span text:style-name="T3">·</text:span><text:span text:style-name="T1"> <text:s/>· <text:s text:c="4"/></text:span><text:span text:style-name="T3">· <text:s/>· </text:span><text:span text:style-name="T1"><text:s text:c="3"/></text:span><text:span text:style-name="T3"><text:s/>·</text:span><text:span text:style-name="T1"> <text:s/>·</text:span></text:p>
          </table:table-cell>
          <table:table-cell table:style-name="Tabulka2.D2" office:value-type="float" office:value="20.25">
            <text:p text:style-name="P2">20,25</text:p>
          </table:table-cell>
          <table:table-cell table:style-name="Tabulka2.A2" office:value-type="string">
            <text:p text:style-name="P4">TECH</text:p>
          </table:table-cell>
          <table:table-cell table:style-name="Tabulka2.A2" office:value-type="string">
            <text:p text:style-name="P2">TRU</text:p>
          </table:table-cell>
          <table:table-cell table:style-name="Tabulka2.G2" office:value-type="string">
            <text:p text:style-name="P6">ты</text:p>
          </table:table-cell>
        </table:table-row>
        <table:table-row table:style-name="Tabulka2.1">
          <table:table-cell table:style-name="Tabulka2.A2" office:value-type="string">
            <text:p text:style-name="P5">XVII<text:span text:style-name="T7">I</text:span></text:p>
            <text:p text:style-name="P5">XV</text:p>
            <text:p text:style-name="P5">XXVI</text:p>
          </table:table-cell>
          <table:table-cell table:style-name="Tabulka2.A2" office:value-type="string">
            <text:p text:style-name="P2"><text:span text:style-name="T6">- -|</text:span><text:span text:style-name="T2">·</text:span></text:p>
          </table:table-cell>
          <table:table-cell table:style-name="Tabulka2.A2" office:value-type="string">
            <text:p text:style-name="P3">RY</text:p>
          </table:table-cell>
          <table:table-cell table:style-name="Tabulka2.A2" office:value-type="string">
            <text:p text:style-name="P5"><text:span text:style-name="T3">· <text:s/>· </text:span><text:span text:style-name="T1"><text:s text:c="4"/>· <text:s/></text:span><text:span text:style-name="T3">· </text:span><text:span text:style-name="T1"><text:s text:c="4"/></text:span><text:span text:style-name="T3">· <text:s/>·</text:span></text:p>
            <text:p text:style-name="P5"><text:span text:style-name="T3">·</text:span><text:span text:style-name="T1"> <text:s/>· <text:s text:c="3"/></text:span><text:span text:style-name="T3"><text:s/>· </text:span><text:span text:style-name="T1"><text:s/>· <text:s text:c="4"/>· <text:s/>·</text:span></text:p>
            <text:p text:style-name="P5"><text:span text:style-name="T3">· </text:span><text:span text:style-name="T1"><text:s/>· <text:s text:c="4"/>· <text:s/>· <text:s text:c="4"/>· <text:s/>·</text:span></text:p>
          </table:table-cell>
          <table:table-cell table:style-name="Tabulka2.A2" office:value-type="string">
            <text:p text:style-name="P2">2,9,3</text:p>
          </table:table-cell>
          <table:table-cell table:style-name="Tabulka2.A2" office:value-type="string">
            <text:p text:style-name="P4">NY</text:p>
          </table:table-cell>
          <table:table-cell table:style-name="Tabulka2.G2" office:value-type="string">
            <text:p text:style-name="P6">ци</text:p>
          </table:table-cell>
        </table:table-row>
        <table:table-row table:style-name="Tabulka2.1">
          <table:table-cell table:style-name="Tabulka2.A2" office:value-type="string">
            <text:p text:style-name="P4">NO</text:p>
          </table:table-cell>
          <table:table-cell table:style-name="Tabulka2.A2" office:value-type="string">
            <text:p text:style-name="P5">XX</text:p>
            <text:p text:style-name="P5">XVIII</text:p>
          </table:table-cell>
          <table:table-cell table:style-name="Tabulka2.A2" office:value-type="string">
            <text:p text:style-name="P2"><text:span text:style-name="T6">- </text:span><text:span text:style-name="T2">· ·|· ·</text:span></text:p>
          </table:table-cell>
          <table:table-cell table:style-name="Tabulka2.A2" office:value-type="string">
            <text:p text:style-name="P3">KY</text:p>
          </table:table-cell>
          <table:table-cell table:style-name="Tabulka2.A2" office:value-type="string">
            <text:p text:style-name="P5"><text:span text:style-name="T1">· <text:s/></text:span><text:span text:style-name="T3">· </text:span><text:span text:style-name="T1"><text:s text:c="4"/></text:span><text:span text:style-name="T3">· </text:span><text:span text:style-name="T1"><text:s/>· <text:s text:c="4"/>· </text:span><text:span text:style-name="T3"><text:s/>·</text:span></text:p>
            <text:p text:style-name="P5"><text:span text:style-name="T3">· </text:span><text:span text:style-name="T1"><text:s/>· <text:s text:c="4"/>· </text:span><text:span text:style-name="T3"><text:s/>· </text:span><text:span text:style-name="T1"><text:s text:c="4"/></text:span><text:span text:style-name="T3">· <text:s/>·</text:span></text:p>
            <text:p text:style-name="P5"><text:span text:style-name="T3">·</text:span><text:span text:style-name="T1"> <text:s/>· <text:s text:c="4"/>· <text:s/>· <text:s text:c="3"/></text:span><text:span text:style-name="T3"><text:s/>· </text:span><text:span text:style-name="T1"><text:s/>·</text:span></text:p>
          </table:table-cell>
          <table:table-cell table:style-name="Tabulka2.A2" office:value-type="string">
            <text:p text:style-name="P2">20,5,12</text:p>
          </table:table-cell>
          <table:table-cell table:style-name="Tabulka2.G2" office:value-type="string">
            <text:p text:style-name="P4">HLI</text:p>
          </table:table-cell>
        </table:table-row>
        <table:table-row table:style-name="Tabulka2.1">
          <table:table-cell table:style-name="Tabulka2.A2" office:value-type="string">
            <text:p text:style-name="P6">κυ</text:p>
          </table:table-cell>
          <table:table-cell table:style-name="Tabulka2.A2" office:value-type="string">
            <text:p text:style-name="P4">TIL</text:p>
          </table:table-cell>
          <table:table-cell table:style-name="Tabulka2.A2" office:value-type="string">
            <text:p text:style-name="P5">XVI</text:p>
            <text:p text:style-name="P5">I</text:p>
            <text:p text:style-name="P5">XIX</text:p>
          </table:table-cell>
          <table:table-cell table:style-name="Tabulka2.A2" office:value-type="string">
            <text:p text:style-name="P2"><text:span text:style-name="T6">- </text:span><text:span text:style-name="T2">· - ·|· ·</text:span></text:p>
          </table:table-cell>
          <table:table-cell table:style-name="Tabulka2.A2" office:value-type="string">
            <text:p text:style-name="P3">NA</text:p>
          </table:table-cell>
          <table:table-cell table:style-name="Tabulka2.A2" office:value-type="string">
            <text:p text:style-name="P5"><text:span text:style-name="T3">· <text:s text:c="2"/>· </text:span><text:span text:style-name="T1"><text:s text:c="5"/>· <text:s text:c="2"/></text:span><text:span text:style-name="T3">·</text:span></text:p>
            <text:p text:style-name="P5"><text:span text:style-name="T1">· <text:s text:c="2"/></text:span><text:span text:style-name="T3">· </text:span><text:span text:style-name="T1"><text:s text:c="5"/></text:span><text:span text:style-name="T3">·</text:span><text:span text:style-name="T1"> <text:s text:c="2"/>·</text:span></text:p>
            <text:p text:style-name="P7">· <text:s text:c="2"/>· <text:s text:c="5"/>· <text:s text:c="2"/>·</text:p>
          </table:table-cell>
          <table:table-cell table:style-name="Tabulka2.G5" office:value-type="float" office:value="21">
            <text:p text:style-name="P2">21</text:p>
          </table:table-cell>
        </table:table-row>
        <table:table-row table:style-name="Tabulka2.1">
          <table:table-cell table:style-name="Tabulka2.A2" office:value-type="string">
            <text:p text:style-name="P6">λο</text:p>
          </table:table-cell>
          <table:table-cell table:style-name="Tabulka2.A2" office:value-type="string">
            <text:p text:style-name="P2">JEK</text:p>
          </table:table-cell>
          <table:table-cell table:style-name="Tabulka2.A2" office:value-type="string">
            <text:p text:style-name="P4">GI</text:p>
          </table:table-cell>
          <table:table-cell table:style-name="Tabulka2.A2" office:value-type="string">
            <text:p text:style-name="P5">XII</text:p>
            <text:p text:style-name="P5">IX</text:p>
          </table:table-cell>
          <table:table-cell table:style-name="Tabulka2.A2" office:value-type="string">
            <text:p text:style-name="P2"><text:span text:style-name="T6">- </text:span><text:span text:style-name="T2">·|· -</text:span></text:p>
          </table:table-cell>
          <table:table-cell table:style-name="Tabulka2.A2" office:value-type="string">
            <text:p text:style-name="P3">VI</text:p>
          </table:table-cell>
          <table:table-cell table:style-name="Tabulka2.G2" office:value-type="string">
            <text:p text:style-name="P5"><text:span text:style-name="T3">·</text:span><text:span text:style-name="T1"> <text:s text:c="2"/>·</text:span></text:p>
            <text:p text:style-name="P5"><text:span text:style-name="T1">· <text:s text:c="2"/></text:span><text:span text:style-name="T3">·</text:span></text:p>
            <text:p text:style-name="P7">· <text:s text:c="2"/>·</text:p>
          </table:table-cell>
        </table:table-row>
        <table:table-row table:style-name="Tabulka2.1">
          <table:table-cell table:style-name="Tabulka2.A2" office:value-type="string">
            <text:p text:style-name="P6">νε</text:p>
          </table:table-cell>
          <table:table-cell table:style-name="Tabulka2.A2" office:value-type="string">
            <text:p text:style-name="P6">προ</text:p>
          </table:table-cell>
          <table:table-cell table:style-name="Tabulka2.A2" office:value-type="string">
            <text:p text:style-name="P6">στυπ</text:p>
          </table:table-cell>
          <table:table-cell table:style-name="Tabulka2.A2" office:value-type="string">
            <text:p text:style-name="P4">NY</text:p>
          </table:table-cell>
          <table:table-cell table:style-name="Tabulka2.A2" office:value-type="string">
            <text:p text:style-name="P5">III</text:p>
            <text:p text:style-name="P5">IX</text:p>
          </table:table-cell>
          <table:table-cell table:style-name="Tabulka2.A2" office:value-type="string">
            <text:p text:style-name="P2"><text:span text:style-name="T6">- </text:span><text:span text:style-name="T2">·|·</text:span></text:p>
          </table:table-cell>
          <table:table-cell table:style-name="Tabulka2.G2" office:value-type="string">
            <text:p text:style-name="P3">JET</text:p>
          </table:table-cell>
        </table:table-row>
      </table:table>
      <text:p text:style-name="Standard"/>
      <text:p text:style-name="P1"/>
      <text:p text:style-name="P1">ATYPICKÝ</text:p>
      <text:p text:style-name="P1">LILIPUT</text:p>
      <text:p text:style-name="P1">MEDICÍNA</text:p>
      <text:p text:style-name="P1">MILIMETR</text:p>
      <text:p text:style-name="P1">MINIATURA</text:p>
      <text:p text:style-name="P1">NANÁŠET</text:p>
      <text:p text:style-name="P1">NAVÍJET</text:p>
      <text:p text:style-name="P1">NEPROSTUPNÝ</text:p>
      <text:p text:style-name="P1">NEVIDITELNÝ</text:p>
      <text:p text:style-name="P1">PASTILKY</text:p>
      <text:p text:style-name="P1">PROJEKTIL</text:p>
      <text:p text:style-name="P1">ROZMĚRY</text:p>
      <text:p text:style-name="P1">TRPASLIČÍ</text:p>
      <text:p text:style-name="P1">TRUBIČKY</text:p>
      <text:p text:style-name="P1">UHLIČITÝ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Tereza Doležalová</meta:initial-creator>
    <meta:creation-date>2011-10-05T10:39:39</meta:creation-date>
    <dc:date>2011-10-08T13:31:44</dc:date>
    <meta:editing-cycles>6</meta:editing-cycles>
    <meta:editing-duration>PT4H30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3" meta:word-count="59" meta:character-count="604"/>
  </office:meta>
</office:document-meta>
</file>